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 style:writing-mode="lr-tb"/>
    </style:style>
    <style:style style:name="Таблица1.A" style:family="table-column">
      <style:table-column-properties style:column-width="4.397cm" style:rel-column-width="16384*"/>
    </style:style>
    <style:style style:name="Таблица1.D" style:family="table-column">
      <style:table-column-properties style:column-width="4.397cm" style:rel-column-width="16383*"/>
    </style:style>
    <style:style style:name="Таблица1.A1" style:family="table-cell">
      <style:table-cell-properties fo:padding="0.097cm" fo:border-left="0.05pt solid #000000" fo:border-right="none" fo:border-top="0.05pt solid #000000" fo:border-bottom="none"/>
    </style:style>
    <style:style style:name="Таблица1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.A2" style:family="table-cell">
      <style:table-cell-properties fo:padding="0.097cm" fo:border-left="0.05pt solid #000000" fo:border-right="none" fo:border-top="none" fo:border-bottom="none"/>
    </style:style>
    <style:style style:name="Таблица1.D2" style:family="table-cell">
      <style:table-cell-properties fo:padding="0.097cm" fo:border-left="0.05pt solid #000000" fo:border-right="0.05pt solid #000000" fo:border-top="none" fo:border-bottom="none"/>
    </style:style>
    <style:style style:name="Таблица1.4" style:family="table-row">
      <style:table-row-properties style:min-row-height="0.76cm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060e0" style:text-blinking="false" fo:background-color="#ffffff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1ea26" style:text-blinking="false" fo:background-color="#ffffff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0060e0" style:text-blinking="false" fo:background-color="#ffffff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italic" style:text-underline-style="none" fo:font-weight="normal" officeooo:rsid="00069794" officeooo:paragraph-rsid="00069794" style:text-blinking="false" fo:background-color="#ffffff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69794" officeooo:paragraph-rsid="00069794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style:text-underline-style="none" officeooo:paragraph-rsid="000060e0" style:text-blinking="false" fo:background-color="#ffffff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line-height="120%" fo:text-align="end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style:text-underline-style="none" officeooo:paragraph-rsid="000060e0" style:text-blinking="false" fo:background-color="#ffffff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style:text-underline-style="none" officeooo:paragraph-rsid="000060e0" style:text-blinking="false" fo:background-color="transparent"/>
    </style:style>
    <style:style style:name="P9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paragraph-rsid="000060e0" style:text-blinking="false" fo:background-color="#ffffff"/>
    </style:style>
    <style:style style:name="P10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officeooo:paragraph-rsid="000060e0"/>
    </style:style>
    <style:style style:name="P11" style:family="paragraph" style:parent-style-name="Text_20_body">
      <style:text-properties style:font-name="Times New Roman" officeooo:paragraph-rsid="000060e0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060e0" style:text-blinking="false" fo:background-color="transparent"/>
    </style:style>
    <style:style style:name="P13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060e0" style:text-blinking="false" fo:background-color="#ffffff"/>
    </style:style>
    <style:style style:name="P14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style:font-name="Times New Roman" officeooo:paragraph-rsid="000060e0"/>
    </style:style>
    <style:style style:name="P15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bold" officeooo:rsid="00069794" officeooo:paragraph-rsid="00069794" style:text-blinking="false" fo:background-color="#ffffff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bold" officeooo:rsid="000f99e0" officeooo:paragraph-rsid="00111702" style:text-blinking="false" fo:background-color="#ffffff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e62e3" officeooo:paragraph-rsid="00069794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124d8e" officeooo:paragraph-rsid="00111702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129b5e" officeooo:paragraph-rsid="00111702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f99e0" officeooo:paragraph-rsid="000e62e3" style:text-blinking="false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.212cm" loext:contextual-spacing="false" style:line-height-at-least="0.499cm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ourier New" fo:font-size="12pt" fo:language="ru" fo:country="RU" fo:font-style="normal" style:text-underline-style="none" fo:font-weight="normal" officeooo:rsid="000e62e3" officeooo:paragraph-rsid="000e62e3" style:text-blinking="fals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ourier New" fo:font-size="12pt" fo:language="ru" fo:country="RU" fo:font-style="normal" style:text-underline-style="none" fo:font-weight="normal" officeooo:rsid="000e62e3" officeooo:paragraph-rsid="000e62e3" style:text-blinking="fals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style:writing-mode="lr-tb"/>
      <style:text-properties officeooo:paragraph-rsid="00069794"/>
    </style:style>
    <style:style style:name="P24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style:writing-mode="lr-tb"/>
      <style:text-properties officeooo:paragraph-rsid="000e62e3"/>
    </style:style>
    <style:style style:name="P25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style:writing-mode="lr-tb"/>
      <style:text-properties officeooo:paragraph-rsid="00111702"/>
    </style:style>
    <style:style style:name="P26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style:writing-mode="lr-tb"/>
      <style:text-properties officeooo:rsid="000e62e3" officeooo:paragraph-rsid="000e62e3"/>
    </style:style>
    <style:style style:name="P27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style:writing-mode="lr-tb"/>
      <style:text-properties fo:font-style="italic" officeooo:rsid="00111702" officeooo:paragraph-rsid="00111702" style:font-style-asian="italic" style:font-style-complex="italic"/>
    </style:style>
    <style:style style:name="P28" style:family="paragraph" style:parent-style-name="Text_20_body">
      <style:paragraph-properties fo:margin-left="0cm" fo:margin-right="0cm" fo:margin-top="0cm" fo:margin-bottom="0.212cm" loext:contextual-spacing="false" style:line-height-at-least="0.499cm" fo:text-align="justify" style:justify-single-word="false" fo:text-indent="0cm" style:auto-text-indent="false" style:writing-mode="lr-tb"/>
      <style:text-properties style:font-name="Courier New" fo:font-size="12pt" fo:font-weight="normal" officeooo:rsid="000e62e3" officeooo:paragraph-rsid="000e62e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1bd5f3" officeooo:paragraph-rsid="001c03de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1d67bc" officeooo:paragraph-rsid="001d67bc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officeooo:paragraph-rsid="001d67bc"/>
    </style:style>
    <style:style style:name="P32" style:family="paragraph" style:parent-style-name="Table_20_Contents">
      <style:paragraph-properties fo:text-align="center" style:justify-single-word="false"/>
      <style:text-properties fo:language="ru" fo:country="RU" officeooo:rsid="00129b5e" officeooo:paragraph-rsid="00129b5e"/>
    </style:style>
    <style:style style:name="P33" style:family="paragraph" style:parent-style-name="Table_20_Contents">
      <style:paragraph-properties fo:text-align="center" style:justify-single-word="false"/>
      <style:text-properties fo:language="ru" fo:country="RU" officeooo:rsid="0017e134" officeooo:paragraph-rsid="0017e134"/>
    </style:style>
    <style:style style:name="P34" style:family="paragraph" style:parent-style-name="Table_20_Contents">
      <style:paragraph-properties fo:text-align="center" style:justify-single-word="false"/>
      <style:text-properties fo:language="ru" fo:country="RU" officeooo:rsid="0019822c" officeooo:paragraph-rsid="0019822c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officeooo:rsid="00138646" officeooo:paragraph-rsid="00138646"/>
    </style:style>
    <style:style style:name="P36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129b5e" officeooo:paragraph-rsid="00111702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5c16"/>
    </style:style>
    <style:style style:name="T3" style:family="text">
      <style:text-properties fo:language="ru" fo:country="RU" officeooo:rsid="000060e0"/>
    </style:style>
    <style:style style:name="T4" style:family="text">
      <style:text-properties fo:language="ru" fo:country="RU" officeooo:rsid="00015c16" style:font-weight-asian="normal" style:font-weight-complex="normal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ru" fo:country="RU" officeooo:rsid="001ff955"/>
    </style:style>
    <style:style style:name="T7" style:family="text">
      <style:text-properties officeooo:rsid="00015c16"/>
    </style:style>
    <style:style style:name="T8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14pt" fo:language="ru" fo:country="RU" fo:font-style="normal" style:text-underline-style="none" fo:font-weight="normal" officeooo:rsid="00015c16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bold" style:text-blinking="false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bold" officeooo:rsid="00069794" style:text-blinking="false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bold" officeooo:rsid="000f99e0" style:text-blinking="false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bold" style:text-blinking="false" fo:background-color="#ffffff" loext:char-shading-value="0" style:font-size-asian="12.25pt" style:font-style-asian="normal" style:font-weight-asian="bold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8a42d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a9b63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ac8dc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f99e0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124d8e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129b5e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1d67bc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#ffffff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f99e0" style:text-blinking="false" fo:background-color="#ffffff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style:text-underline-style="none" fo:font-weight="normal" style:text-blinking="false" fo:background-color="#ffffff" loext:char-shading-value="0" style:font-size-asian="12.25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style:text-underline-style="none" fo:font-weight="normal" officeooo:rsid="000f99e0" style:text-blinking="false" fo:background-color="#ffffff" loext:char-shading-value="0" style:font-size-asian="12.25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124d8e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129b5e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2pt" fo:language="ru" fo:country="RU" fo:font-style="normal" style:text-underline-style="none" fo:font-weight="normal" officeooo:rsid="000e62e3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29b5e" style:font-weight-asian="bold" style:font-weight-complex="bold"/>
    </style:style>
    <style:style style:name="T32" style:family="text">
      <style:text-properties fo:font-weight="bold" officeooo:rsid="001bd5f3" style:font-weight-asian="bold" style:font-weight-complex="bold"/>
    </style:style>
    <style:style style:name="T33" style:family="text">
      <style:text-properties style:font-name="Times New Roman" fo:font-size="20pt" fo:language="ru" fo:country="RU" officeooo:rsid="00015c16" style:font-size-asian="20pt" style:font-size-complex="20pt"/>
    </style:style>
    <style:style style:name="T34" style:family="text">
      <style:text-properties style:font-name="Times New Roman" fo:font-size="14pt" style:font-size-asian="14pt" style:font-size-complex="14pt"/>
    </style:style>
    <style:style style:name="T35" style:family="text">
      <style:text-properties style:font-name="Times New Roman" fo:font-size="14pt" fo:language="ru" fo:country="RU" officeooo:rsid="001d67bc" style:font-size-asian="14pt" style:font-size-complex="14pt"/>
    </style:style>
    <style:style style:name="T36" style:family="text">
      <style:text-properties style:font-name="Times New Roman" fo:font-size="14pt" fo:language="en" fo:country="US" officeooo:rsid="001d67bc" style:font-size-asian="14pt" style:font-size-complex="14pt"/>
    </style:style>
    <style:style style:name="T37" style:family="text">
      <style:text-properties officeooo:rsid="00061021"/>
    </style:style>
    <style:style style:name="T38" style:family="text">
      <style:text-properties officeooo:rsid="001c03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осковский авиационный институт</text:p>
      <text:p text:style-name="P3">(Национальный исследовательский университет)</text:p>
      <text:p text:style-name="P11"/>
      <text:p text:style-name="P12">Институт: «Информационные технологии и прикладная математика»</text:p>
      <text:p text:style-name="P12">Кафедра: 806 «Вычислительная математика и программирование»</text:p>
      <text:p text:style-name="P12">Дисциплина: «О<text:span text:style-name="T2">перационные системы</text:span>» </text:p>
      <text:p text:style-name="P6"> </text:p>
      <text:p text:style-name="P6"> </text:p>
      <text:p text:style-name="P6"> </text:p>
      <text:p text:style-name="P6"> </text:p>
      <text:p text:style-name="P9">Лабораторная работа № <text:span text:style-name="T3">3</text:span></text:p>
      <text:p text:style-name="P10"><text:span text:style-name="T10">Тема: </text:span><text:span text:style-name="T33">Управление потоками в ОС </text:span></text:p>
      <text:p text:style-name="P11"/>
      <text:p text:style-name="P8"/>
      <text:p text:style-name="P8"/>
      <text:p text:style-name="P6"> </text:p>
      <text:p text:style-name="P13">Студент: Воронов К. <text:span text:style-name="T2">М.</text:span></text:p>
      <text:p text:style-name="P13">Группа: <text:span text:style-name="T2">М</text:span>8<text:span text:style-name="T6">О</text:span>-207<text:span text:style-name="T6">Б</text:span>-<text:span text:style-name="T7">19</text:span></text:p>
      <text:p text:style-name="P14"><text:span text:style-name="T8">Преподаватель: </text:span><text:span text:style-name="T9">Миронов Е.С.</text:span></text:p>
      <text:p text:style-name="P13">Дата:</text:p>
      <text:p text:style-name="P13">Оценка:</text:p>
      <text:p text:style-name="P11"><text:line-break/></text:p>
      <text:p text:style-name="P7"> </text:p>
      <text:p text:style-name="P11"><text:line-break/></text:p>
      <text:p text:style-name="P1">Москва, 2020</text:p>
      <text:p text:style-name="P1"/>
      <text:p text:style-name="P2"><text:soft-page-break/><text:tab/><text:span text:style-name="T30">Постановка задачи: </text:span><text:span text:style-name="T4">Изучить управление потоками, обеспечение синхронизации между потоками. Составить программу на языке Си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потоков должно быть задано ключом запуска вашей программы. Так же необходимо уметь продемонстрировать количество потоков,используемое вашей программой с помощью стандартных средств операционной системы. В отчете привести исследование зависимости ускорения и эффективности алгоритма от входящих данных и количества потоков. Получившиеся результаты необходимо объяснить. </text:span></text:p>
      <text:p text:style-name="P4"><text:span text:style-name="T2">В</text:span><text:span text:style-name="T1">ариант 11.</text:span><text:span text:style-name="T5"> Наложить K раз фильтры эрозии и наращивания на матрицу, состоящую из вещественных чисел. На выходе получается 2 результирующие матрицы.</text:span></text:p>
      <text:p text:style-name="P5"/>
      <text:p text:style-name="P15"><text:tab/>Алгоритм решения задачи </text:p>
      <text:p text:style-name="P23"><text:span text:style-name="T12"><text:tab/></text:span><text:span text:style-name="T16">Для каждого из фильтров я написал функцию, которая будет вызываться потоком. <text:s/></text:span><text:span text:style-name="T17">Каждая из них будет для каждой ячейки матрицы применять соответствующий фильтр. </text:span><text:span text:style-name="T18">Будем проходить по всем элементам матрицы шагом, равным количество потоков и для каждой ячейки создавать поток, </text:span><text:span text:style-name="T19">считающий для неё значение с использованием фильтра</text:span><text:span text:style-name="T18">. <text:s/></text:span></text:p>
      <text:p text:style-name="P17"/>
      <text:p text:style-name="P26"><text:span text:style-name="T15"><text:tab/></text:span><text:span text:style-name="T11">Листинг программы</text:span></text:p>
      <text:p text:style-name="P21">#include&lt;stdio.h&gt;</text:p>
      <text:p text:style-name="P21">#include &lt;stdlib.h&gt;</text:p>
      <text:p text:style-name="P21">#include "time.h"</text:p>
      <text:p text:style-name="P21">#include &lt;pthread.h&gt;</text:p>
      <text:p text:style-name="P21"/>
      <text:p text:style-name="P21">double ** matrix_nar;</text:p>
      <text:p text:style-name="P21">double ** matrix_er;</text:p>
      <text:p text:style-name="P21">int winI;</text:p>
      <text:p text:style-name="P21">int winJ;</text:p>
      <text:p text:style-name="P21">int m;</text:p>
      <text:p text:style-name="P21">int n;</text:p>
      <text:p text:style-name="P21">int c = 0;</text:p>
      <text:p text:style-name="P21"/>
      <text:p text:style-name="P21">struct TPointers {</text:p>
      <text:p text:style-name="P21"><text:soft-page-break/></text:p>
      <text:p text:style-name="P21"><text:tab/>int i;</text:p>
      <text:p text:style-name="P21"><text:tab/>int j;</text:p>
      <text:p text:style-name="P21"><text:tab/>double max;</text:p>
      <text:p text:style-name="P21"/>
      <text:p text:style-name="P21">};</text:p>
      <text:p text:style-name="P21"/>
      <text:p text:style-name="P21">int max(int lhs, int rhs){</text:p>
      <text:p text:style-name="P21"><text:s text:c="4"/>if(lhs &gt; rhs){</text:p>
      <text:p text:style-name="P21"><text:s text:c="8"/>return lhs;</text:p>
      <text:p text:style-name="P21"><text:s text:c="4"/>}</text:p>
      <text:p text:style-name="P21"><text:s text:c="4"/>return rhs;</text:p>
      <text:p text:style-name="P21">}</text:p>
      <text:p text:style-name="P21"/>
      <text:p text:style-name="P21">int min(int lhs, int rhs){</text:p>
      <text:p text:style-name="P21"><text:s text:c="4"/>if(lhs &lt; rhs){</text:p>
      <text:p text:style-name="P21"><text:s text:c="8"/>return lhs;</text:p>
      <text:p text:style-name="P21"><text:s text:c="4"/>}</text:p>
      <text:p text:style-name="P21"><text:s text:c="4"/>return rhs;</text:p>
      <text:p text:style-name="P21">}</text:p>
      <text:p text:style-name="P21">void* ThreadFunction_nar (void * T) {</text:p>
      <text:p text:style-name="P21"/>
      <text:p text:style-name="P21"><text:tab/>struct TPointers *points = (struct TPointers*) T;</text:p>
      <text:p text:style-name="P21"/>
      <text:p text:style-name="P21"><text:tab/>points-&gt;max = matrix_nar[points-&gt;i][points-&gt;j];</text:p>
      <text:p text:style-name="P21"/>
      <text:p text:style-name="P21"><text:tab/>for (int i = max(0, points-&gt;i - winI); i &lt;= min(n - 1, points-&gt;i + winI); ++i) {</text:p>
      <text:p text:style-name="P21"><text:s/><text:tab/> <text:s text:c="3"/>for (int j = max(0, points-&gt;j - winJ); j &lt;= min(m - 1, points-&gt;j + winJ); ++j) {</text:p>
      <text:p text:style-name="P21"/>
      <text:p text:style-name="P21"><text:s/><text:tab/> <text:s text:c="3"/><text:tab/>if (matrix_nar[i][j] &gt; points-&gt;max) {</text:p>
      <text:p text:style-name="P21"><text:s/><text:tab/> <text:s text:c="3"/><text:tab/><text:tab/>points-&gt;max = matrix_nar[i][j];</text:p>
      <text:p text:style-name="P21"><text:s/><text:tab/> <text:s text:c="3"/><text:tab/>}</text:p>
      <text:p text:style-name="P21"><text:soft-page-break/></text:p>
      <text:p text:style-name="P21"><text:s text:c="2"/><text:tab/><text:tab/>}</text:p>
      <text:p text:style-name="P21"><text:tab/>}<text:tab/></text:p>
      <text:p text:style-name="P21">}</text:p>
      <text:p text:style-name="P21"/>
      <text:p text:style-name="P21">void* ThreadFunction_er (void* T) {</text:p>
      <text:p text:style-name="P21"/>
      <text:p text:style-name="P21"><text:tab/>struct TPointers *points = (struct TPointers*) T; <text:s/></text:p>
      <text:p text:style-name="P21"/>
      <text:p text:style-name="P21"><text:tab/>points-&gt;max = matrix_er[points-&gt;i][points-&gt;j];</text:p>
      <text:p text:style-name="P21"/>
      <text:p text:style-name="P21"><text:tab/>for (int i = max(0, points-&gt;i - winI); i &lt;= min(n - 1, points-&gt;i + winI); ++i) {</text:p>
      <text:p text:style-name="P21"><text:s/><text:tab/> <text:s text:c="3"/>for (int j = max(0, points-&gt;j - winJ); j &lt;= min(m - 1, points-&gt;j + winJ); ++j) {</text:p>
      <text:p text:style-name="P21"><text:s/><text:tab/> <text:s text:c="3"/><text:tab/>if (matrix_er[i][j] &lt; points-&gt;max) {</text:p>
      <text:p text:style-name="P21"><text:s/><text:tab/> <text:s text:c="3"/><text:tab/><text:tab/>points-&gt;max = matrix_er[i][j];</text:p>
      <text:p text:style-name="P21"><text:s/><text:tab/> <text:s text:c="3"/><text:tab/>}</text:p>
      <text:p text:style-name="P21"><text:s text:c="2"/><text:tab/> <text:s text:c="3"/>}</text:p>
      <text:p text:style-name="P21"><text:tab/>}</text:p>
      <text:p text:style-name="P21"/>
      <text:p text:style-name="P21">}</text:p>
      <text:p text:style-name="P21"/>
      <text:p text:style-name="P21">int main(int argc, char** argv){</text:p>
      <text:p text:style-name="P21"><text:tab/>int ThreadsNumber = 0;</text:p>
      <text:p text:style-name="P21"><text:tab/>for (int i = 0; argv[1][i] &gt; 0; ++i) {</text:p>
      <text:p text:style-name="P21"><text:tab/><text:tab/>if (argv[1][i] &gt;= '0' &amp;&amp; argv[1][i] &lt;= '9') {</text:p>
      <text:p text:style-name="P21"><text:tab/><text:tab/><text:tab/>ThreadsNumber = ThreadsNumber * 10 + argv[1][i] - '0';</text:p>
      <text:p text:style-name="P21"><text:tab/><text:tab/>}</text:p>
      <text:p text:style-name="P21"><text:tab/>}</text:p>
      <text:p text:style-name="P21"/>
      <text:p text:style-name="P21"><text:tab/>printf("Количество потоков: %d\n", ThreadsNumber);</text:p>
      <text:p text:style-name="P21"><text:tab/>printf("Введите размеры матрицы\n");</text:p>
      <text:p text:style-name="P21"><text:tab/>scanf("%d%d",&amp;n,&amp;m);</text:p>
      <text:p text:style-name="P21"><text:soft-page-break/><text:tab/>if(n&lt;=0 || m&lt;=0) {</text:p>
      <text:p text:style-name="P21"><text:tab/><text:tab/>printf("Введены неверные размеры\n");</text:p>
      <text:p text:style-name="P21"><text:tab/><text:tab/>return 3;</text:p>
      <text:p text:style-name="P21"><text:tab/>}</text:p>
      <text:p text:style-name="P21"/>
      <text:p text:style-name="P21"><text:tab/>matrix_nar = (double**)malloc(sizeof(double*)*n);</text:p>
      <text:p text:style-name="P21"><text:tab/>for (int i=0; i&lt;n; i++) {</text:p>
      <text:p text:style-name="P21"><text:tab/><text:tab/>matrix_nar[i] = (double*) malloc(sizeof(double)*m);</text:p>
      <text:p text:style-name="P21"><text:tab/>}</text:p>
      <text:p text:style-name="P21"/>
      <text:p text:style-name="P21"><text:tab/>matrix_er = (double**)malloc(sizeof(double*)*n);</text:p>
      <text:p text:style-name="P21"><text:tab/>for (int i=0; i&lt;n; i++) {</text:p>
      <text:p text:style-name="P21"><text:tab/><text:tab/>matrix_er[i] = (double*) malloc(sizeof(double)*m);</text:p>
      <text:p text:style-name="P21"><text:tab/>}</text:p>
      <text:p text:style-name="P21"/>
      <text:p text:style-name="P21"><text:tab/>printf("Введите элементы матрицы\n");</text:p>
      <text:p text:style-name="P21"><text:tab/>for (int i = 0; i &lt; n; ++i) {</text:p>
      <text:p text:style-name="P21"><text:tab/><text:tab/>for (int j = 0; j &lt; m; ++j) {</text:p>
      <text:p text:style-name="P21"><text:tab/><text:tab/><text:tab/>scanf("%lf", &amp;matrix_nar[i][j]);</text:p>
      <text:p text:style-name="P21"><text:tab/><text:tab/><text:tab/>matrix_er[i][j] = matrix_nar[i][j];</text:p>
      <text:p text:style-name="P21"><text:tab/><text:tab/>}</text:p>
      <text:p text:style-name="P21"><text:tab/>}</text:p>
      <text:p text:style-name="P21"><text:tab/>printf("Введите размеры окна\n");</text:p>
      <text:p text:style-name="P21"><text:tab/>scanf("%d %d", &amp;winI, &amp;winJ);</text:p>
      <text:p text:style-name="P21"/>
      <text:p text:style-name="P21"><text:tab/>if (winI == 0 || winJ == 0 || winI &gt; n || winJ &gt; m) {</text:p>
      <text:p text:style-name="P21"><text:tab/><text:tab/>printf("Введены неверные данные окна\n");</text:p>
      <text:p text:style-name="P21"><text:tab/><text:tab/>return -1;</text:p>
      <text:p text:style-name="P21"><text:tab/>}</text:p>
      <text:p text:style-name="P21"/>
      <text:p text:style-name="P21"><text:tab/>printf("Введите K\n");</text:p>
      <text:p text:style-name="P21"><text:tab/>int k;</text:p>
      <text:p text:style-name="P21"><text:tab/>scanf("%d",&amp;k);</text:p>
      <text:p text:style-name="P21"><text:soft-page-break/></text:p>
      <text:p text:style-name="P21"><text:tab/>double start,end;</text:p>
      <text:p text:style-name="P21"/>
      <text:p text:style-name="P21"><text:tab/>pthread_t* threads = (pthread_t*) malloc(sizeof(pthread_t)*ThreadsNumber);</text:p>
      <text:p text:style-name="P21"><text:tab/>struct TPointers* points_nar = (struct TPointers*) malloc(sizeof(struct TPointers)*n*m);</text:p>
      <text:p text:style-name="P21"><text:tab/>struct TPointers* points_er = (struct TPointers*) malloc(sizeof(struct TPointers)*n*m);</text:p>
      <text:p text:style-name="P21"/>
      <text:p text:style-name="P21"><text:tab/>for (int i = 0; i &lt; n; ++i) {</text:p>
      <text:p text:style-name="P21"><text:tab/><text:tab/>for (int j = 0; j &lt; m; ++j) {</text:p>
      <text:p text:style-name="P21"><text:tab/><text:tab/><text:tab/>points_nar[c].i = i;</text:p>
      <text:p text:style-name="P21"><text:tab/><text:tab/><text:tab/>points_nar[c].j = j;</text:p>
      <text:p text:style-name="P21"/>
      <text:p text:style-name="P21"><text:tab/><text:tab/><text:tab/>points_er[c].i = i;</text:p>
      <text:p text:style-name="P21"><text:tab/><text:tab/><text:tab/>points_er[c].j = j;</text:p>
      <text:p text:style-name="P21"><text:tab/><text:tab/><text:tab/>c++;</text:p>
      <text:p text:style-name="P21"><text:tab/><text:tab/>}</text:p>
      <text:p text:style-name="P21"/>
      <text:p text:style-name="P21"><text:tab/>}</text:p>
      <text:p text:style-name="P21"/>
      <text:p text:style-name="P21"><text:tab/>start = clock();</text:p>
      <text:p text:style-name="P21"><text:tab/>for (int p = 0 ; p &lt; k; ++p) {</text:p>
      <text:p text:style-name="P21"><text:tab/><text:tab/>for (int i = 0; i &lt; n * m; i += ThreadsNumber) {</text:p>
      <text:p text:style-name="P21"><text:tab/><text:tab/><text:tab/>for (int j = 0; j &lt; ThreadsNumber; ++j) {</text:p>
      <text:p text:style-name="P21"><text:tab/><text:tab/><text:tab/><text:tab/>if(i+j &gt;= n*m){</text:p>
      <text:p text:style-name="P21"><text:tab/> <text:s text:c="13"/><text:tab/><text:tab/> <text:s/>break;</text:p>
      <text:p text:style-name="P21"><text:tab/> <text:s text:c="10"/><text:tab/><text:tab/><text:tab/> }</text:p>
      <text:p text:style-name="P21"><text:tab/> <text:s text:c="11"/>//printf("Поток номер %d (наращивание)\n",j);</text:p>
      <text:p text:style-name="P21"/>
      <text:p text:style-name="P21"><text:tab/> <text:s text:c="11"/>if(pthread_create(&amp;threads[j], NULL, ThreadFunction_nar,(void*) &amp;points_nar[i+j]) != 0){</text:p>
      <text:p text:style-name="P21"><text:tab/> <text:s text:c="15"/>perror("Ошибка в создании потока\n");</text:p>
      <text:p text:style-name="P21"><text:tab/> <text:s text:c="15"/>return 1;</text:p>
      <text:p text:style-name="P21"><text:soft-page-break/><text:tab/> <text:s text:c="11"/>}</text:p>
      <text:p text:style-name="P21"><text:tab/><text:tab/><text:tab/>}</text:p>
      <text:p text:style-name="P21"/>
      <text:p text:style-name="P21"><text:tab/><text:tab/><text:tab/>for (int j = 0; j &lt; ThreadsNumber; ++j) {</text:p>
      <text:p text:style-name="P21"><text:tab/><text:tab/><text:tab/><text:tab/>if(i+j &gt;= n*m){</text:p>
      <text:p text:style-name="P21"><text:tab/> <text:s text:c="15"/>break;</text:p>
      <text:p text:style-name="P21"><text:tab/> <text:s text:c="11"/>}</text:p>
      <text:p text:style-name="P21"/>
      <text:p text:style-name="P21"><text:tab/> <text:s text:c="11"/>if(pthread_join(threads[j], NULL)){</text:p>
      <text:p text:style-name="P21"><text:tab/> <text:s text:c="15"/>perror("Поток не завершился\n");</text:p>
      <text:p text:style-name="P21"><text:tab/> <text:s text:c="15"/>return 2;</text:p>
      <text:p text:style-name="P21"><text:tab/> <text:s text:c="11"/>}</text:p>
      <text:p text:style-name="P21"><text:tab/><text:tab/><text:tab/>}</text:p>
      <text:p text:style-name="P21"><text:tab/><text:tab/>}</text:p>
      <text:p text:style-name="P21"/>
      <text:p text:style-name="P21"><text:tab/><text:tab/>for (int i = 0; i &lt; c; ++i) {</text:p>
      <text:p text:style-name="P21"><text:tab/><text:tab/><text:tab/>matrix_nar[points_nar[i].i][points_nar[i].j] = points_nar[i].max;</text:p>
      <text:p text:style-name="P21"><text:tab/><text:tab/>}<text:tab/><text:tab/></text:p>
      <text:p text:style-name="P21"><text:tab/>}</text:p>
      <text:p text:style-name="P21"><text:tab/>for (int p = 0 ; p &lt; k; ++p) {</text:p>
      <text:p text:style-name="P21"/>
      <text:p text:style-name="P21"><text:tab/><text:tab/>for (int i = 0; i &lt; n * m; i += ThreadsNumber) {</text:p>
      <text:p text:style-name="P21"><text:tab/><text:tab/><text:tab/>for (int j = 0; j &lt; ThreadsNumber; ++j) {</text:p>
      <text:p text:style-name="P21"/>
      <text:p text:style-name="P21"><text:tab/><text:tab/><text:tab/><text:tab/>if(i+j &gt;= n*m){</text:p>
      <text:p text:style-name="P21"><text:tab/> <text:s text:c="8"/><text:tab/><text:tab/> <text:tab/> <text:s text:c="5"/>break;</text:p>
      <text:p text:style-name="P21"><text:tab/> <text:s text:c="8"/><text:tab/><text:tab/><text:tab/> <text:s text:c="2"/>}</text:p>
      <text:p text:style-name="P28"/>
      <text:p text:style-name="P21"><text:tab/> <text:s text:c="11"/>//printf("Поток номер %d (эррозия)\n",j);</text:p>
      <text:p text:style-name="P21"/>
      <text:p text:style-name="P21"><text:tab/> <text:s text:c="11"/>if(pthread_create(&amp;threads[j],NULL, ThreadFunction_er,(void*) &amp;points_er[i+j]) != 0){</text:p>
      <text:p text:style-name="P21"><text:tab/> <text:s text:c="15"/>perror("Ошибка в создании потока\n");</text:p>
      <text:p text:style-name="P21"><text:soft-page-break/><text:tab/> <text:s text:c="15"/>return 1;</text:p>
      <text:p text:style-name="P21"><text:tab/> <text:s text:c="11"/>}</text:p>
      <text:p text:style-name="P21"/>
      <text:p text:style-name="P21"><text:tab/><text:tab/>}</text:p>
      <text:p text:style-name="P21"/>
      <text:p text:style-name="P21"><text:tab/><text:tab/>for (int j = 0; j &lt; ThreadsNumber; ++j) {</text:p>
      <text:p text:style-name="P21"/>
      <text:p text:style-name="P21"><text:tab/><text:tab/><text:tab/><text:tab/>if(i+j &gt;= n*m){</text:p>
      <text:p text:style-name="P21"><text:tab/> <text:s text:c="13"/><text:tab/><text:tab/> <text:s/>break;</text:p>
      <text:p text:style-name="P21"><text:tab/> <text:s text:c="9"/><text:tab/><text:tab/><text:tab/> <text:s/>}</text:p>
      <text:p text:style-name="P21"/>
      <text:p text:style-name="P21"><text:tab/> <text:s text:c="10"/><text:tab/><text:tab/><text:tab/> if(pthread_join(threads[j], NULL)){</text:p>
      <text:p text:style-name="P21"><text:tab/> <text:s text:c="11"/><text:tab/><text:tab/> <text:s text:c="3"/>perror("Поток не завершился\n");</text:p>
      <text:p text:style-name="P21"><text:tab/> <text:s text:c="11"/><text:tab/><text:tab/> <text:s text:c="3"/>return 2;</text:p>
      <text:p text:style-name="P21"><text:tab/> <text:s text:c="8"/><text:tab/><text:tab/> <text:s/><text:tab/> }</text:p>
      <text:p text:style-name="P21"><text:tab/><text:tab/>}</text:p>
      <text:p text:style-name="P21"><text:tab/><text:tab/>}</text:p>
      <text:p text:style-name="P21"/>
      <text:p text:style-name="P21"><text:tab/><text:tab/>for (int i = 0; i &lt; c; ++i) {</text:p>
      <text:p text:style-name="P21"><text:tab/><text:tab/><text:tab/>matrix_er[points_er[i].i][points_er[i].j] = points_er[i].max;</text:p>
      <text:p text:style-name="P21"><text:tab/><text:tab/>}</text:p>
      <text:p text:style-name="P21"><text:tab/>}</text:p>
      <text:p text:style-name="P21"/>
      <text:p text:style-name="P21"><text:tab/>end = clock();</text:p>
      <text:p text:style-name="P21"/>
      <text:p text:style-name="P21"><text:tab/>// printf("Матрица с фильтром наращивания\n");</text:p>
      <text:p text:style-name="P21"><text:tab/>// for (int i = 0; i &lt; n; ++i) {</text:p>
      <text:p text:style-name="P21"><text:s/>// <text:s/><text:tab/><text:tab/>for (int j = 0; j &lt; m; ++j) {</text:p>
      <text:p text:style-name="P21"><text:s/>// <text:s/><text:tab/><text:tab/><text:tab/>printf("%lf ", matrix_nar[i][j]);</text:p>
      <text:p text:style-name="P21"><text:s/>// <text:s/><text:tab/><text:tab/>}</text:p>
      <text:p text:style-name="P21"><text:s/>// <text:s/><text:tab/><text:tab/>printf("\n");</text:p>
      <text:p text:style-name="P21"><text:s/>// <text:s/><text:tab/>}</text:p>
      <text:p text:style-name="P21"/>
      <text:p text:style-name="P21"><text:soft-page-break/><text:tab/>// printf("Матрица с фильтром эррозии\n");</text:p>
      <text:p text:style-name="P21"><text:s/>// <text:s/><text:tab/>for (int i = 0; i &lt; n; ++i) {</text:p>
      <text:p text:style-name="P21"><text:s/>// <text:s/><text:tab/><text:tab/>for (int j = 0; j &lt; m; ++j) {</text:p>
      <text:p text:style-name="P21"><text:s/>// <text:s/><text:tab/><text:tab/><text:tab/>printf("%lf ", matrix_er[i][j]);</text:p>
      <text:p text:style-name="P21"><text:s/>// <text:s/><text:tab/><text:tab/>}</text:p>
      <text:p text:style-name="P21"><text:s/>// <text:s/><text:tab/><text:tab/>printf("\n");</text:p>
      <text:p text:style-name="P21"><text:s/>// <text:s/><text:tab/>}</text:p>
      <text:p text:style-name="P21"><text:s text:c="2"/><text:tab/>printf("Время работы: %fms\n",(end-start)/1000)</text:p>
      <text:p text:style-name="P21">}</text:p>
      <text:p text:style-name="P22"/>
      <text:p text:style-name="P24"><text:span text:style-name="T29"><text:tab/></text:span><text:span text:style-name="T11">Тесты и протокол исполнения</text:span><text:span text:style-name="T14"> </text:span></text:p>
      <text:p text:style-name="P24"><text:span text:style-name="T14"><text:tab/></text:span><text:span text:style-name="T23">Программа запускается с числовым ключом — числом потоков. </text:span><text:span text:style-name="T24">Протестируем программу с использованием трех потоков и матрицы 5 х 5.</text:span></text:p>
      <text:p text:style-name="P20"/>
      <text:p text:style-name="P27"><text:span text:style-name="T26">Т</text:span><text:span text:style-name="T25">ест 1</text:span></text:p>
      <text:p text:style-name="P20">Количество потоков: 3</text:p>
      <text:p text:style-name="P20">Введите размеры матрицы</text:p>
      <text:p text:style-name="P20">5 5</text:p>
      <text:p text:style-name="P20">Введите элементы матрицы</text:p>
      <text:p text:style-name="P20">0 1 2 3 4</text:p>
      <text:p text:style-name="P20">5 6 7 8 9</text:p>
      <text:p text:style-name="P20">8 7 6 5 4</text:p>
      <text:p text:style-name="P20">3 2 1 0 1</text:p>
      <text:p text:style-name="P20">2 3 4 5 6</text:p>
      <text:p text:style-name="P20">Введите размеры окна</text:p>
      <text:p text:style-name="P20">1 1</text:p>
      <text:p text:style-name="P20">Введите K</text:p>
      <text:p text:style-name="P20">1</text:p>
      <text:p text:style-name="P20">Матрица с фильтром наращивания</text:p>
      <text:p text:style-name="P20">6.000000 7.000000 8.000000 9.000000 9.000000 </text:p>
      <text:p text:style-name="P20">8.000000 8.000000 8.000000 9.000000 9.000000 </text:p>
      <text:p text:style-name="P20">8.000000 8.000000 8.000000 9.000000 9.000000 </text:p>
      <text:p text:style-name="P20"><text:soft-page-break/>8.000000 8.000000 7.000000 6.000000 6.000000 </text:p>
      <text:p text:style-name="P20">3.000000 4.000000 5.000000 6.000000 6.000000 </text:p>
      <text:p text:style-name="P20">Матрица с фильтром эррозии</text:p>
      <text:p text:style-name="P20">0.000000 0.000000 1.000000 2.000000 3.000000 </text:p>
      <text:p text:style-name="P20">0.000000 0.000000 1.000000 2.000000 3.000000 </text:p>
      <text:p text:style-name="P20">2.000000 1.000000 0.000000 0.000000 0.000000 </text:p>
      <text:p text:style-name="P20">2.000000 1.000000 0.000000 0.000000 0.000000 </text:p>
      <text:p text:style-name="P20">2.000000 1.000000 0.000000 0.000000 0.000000 </text:p>
      <text:p text:style-name="P20">Время работы: 1.199000ms</text:p>
      <text:p text:style-name="P20"/>
      <text:p text:style-name="P27"><text:span text:style-name="T26">Тест </text:span><text:span text:style-name="T25">2</text:span></text:p>
      <text:p text:style-name="P20">Количество потоков: 3</text:p>
      <text:p text:style-name="P20">Введите размеры матрицы</text:p>
      <text:p text:style-name="P20">5 5</text:p>
      <text:p text:style-name="P20">Введите элементы матрицы</text:p>
      <text:p text:style-name="P20">0 1 2 3 4</text:p>
      <text:p text:style-name="P20">5 6 7 8 9</text:p>
      <text:p text:style-name="P20">8 7 6 5 4</text:p>
      <text:p text:style-name="P20">3 2 1 0 1</text:p>
      <text:p text:style-name="P20">2 3 4 5 6</text:p>
      <text:p text:style-name="P20">Введите размеры окна</text:p>
      <text:p text:style-name="P20">2 2</text:p>
      <text:p text:style-name="P20">Введите K</text:p>
      <text:p text:style-name="P20">3</text:p>
      <text:p text:style-name="P20">Матрица с фильтром наращивания</text:p>
      <text:p text:style-name="P20">9.000000 9.000000 9.000000 9.000000 9.000000 </text:p>
      <text:p text:style-name="P20">9.000000 9.000000 9.000000 9.000000 9.000000 </text:p>
      <text:p text:style-name="P20">9.000000 9.000000 9.000000 9.000000 9.000000 </text:p>
      <text:p text:style-name="P20">9.000000 9.000000 9.000000 9.000000 9.000000 </text:p>
      <text:p text:style-name="P20">9.000000 9.000000 9.000000 9.000000 9.000000 </text:p>
      <text:p text:style-name="P20"><text:soft-page-break/>Матрица с фильтром эррозии</text:p>
      <text:p text:style-name="P20">0.000000 0.000000 0.000000 0.000000 0.000000 </text:p>
      <text:p text:style-name="P20">0.000000 0.000000 0.000000 0.000000 0.000000 </text:p>
      <text:p text:style-name="P20">0.000000 0.000000 0.000000 0.000000 0.000000 </text:p>
      <text:p text:style-name="P20">0.000000 0.000000 0.000000 0.000000 0.000000 </text:p>
      <text:p text:style-name="P20">0.000000 0.000000 0.000000 0.000000 0.000000 </text:p>
      <text:p text:style-name="P20">Время работы: 3.621000ms</text:p>
      <text:p text:style-name="P20"/>
      <text:p text:style-name="P16"><text:tab/>Ускорение и эффективность программы </text:p>
      <text:p text:style-name="P25"><text:span text:style-name="T13"><text:tab/></text:span><text:span text:style-name="T20">Для тестирования программы с различным количеством потоков, я сгенерировал матрицу 1000 на 1000 элементов, с окном размером 3 на 3 и числом</text:span><text:span text:style-name="T27"> K</text:span><text:span text:style-name="T20"> <text:s/></text:span><text:span text:style-name="T28">р</text:span><text:span text:style-name="T21">авным</text:span><text:span text:style-name="T20"> 1.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32">Количество потоков</text:p>
          </table:table-cell>
          <table:table-cell table:style-name="Таблица1.A1" office:value-type="string">
            <text:p text:style-name="P32">Время работы</text:p>
          </table:table-cell>
          <table:table-cell table:style-name="Таблица1.A1" office:value-type="string">
            <text:p text:style-name="P32">Ускорение</text:p>
          </table:table-cell>
          <table:table-cell table:style-name="Таблица1.D1" office:value-type="string">
            <text:p text:style-name="P32">Эффективность</text:p>
          </table:table-cell>
        </table:table-row>
        <table:table-row>
          <table:table-cell table:style-name="Таблица1.A2" office:value-type="string">
            <text:p text:style-name="P35">1</text:p>
          </table:table-cell>
          <table:table-cell table:style-name="Таблица1.A2" office:value-type="string">
            <text:p text:style-name="P32">38598.851000ms</text:p>
          </table:table-cell>
          <table:table-cell table:style-name="Таблица1.A2" office:value-type="string">
            <text:p text:style-name="P33">1.00</text:p>
          </table:table-cell>
          <table:table-cell table:style-name="Таблица1.D2" office:value-type="string">
            <text:p text:style-name="P34">1.00</text:p>
          </table:table-cell>
        </table:table-row>
        <table:table-row>
          <table:table-cell table:style-name="Таблица1.A2" office:value-type="string">
            <text:p text:style-name="P35">2</text:p>
          </table:table-cell>
          <table:table-cell table:style-name="Таблица1.A2" office:value-type="string">
            <text:p text:style-name="P32">33314.522000ms</text:p>
          </table:table-cell>
          <table:table-cell table:style-name="Таблица1.A2" office:value-type="string">
            <text:p text:style-name="P33">1.16</text:p>
          </table:table-cell>
          <table:table-cell table:style-name="Таблица1.D2" office:value-type="string">
            <text:p text:style-name="P34">0.58</text:p>
          </table:table-cell>
        </table:table-row>
        <table:table-row table:style-name="Таблица1.4">
          <table:table-cell table:style-name="Таблица1.A2" office:value-type="string">
            <text:p text:style-name="P35">3</text:p>
          </table:table-cell>
          <table:table-cell table:style-name="Таблица1.A2" office:value-type="string">
            <text:p text:style-name="P32">35142.272000ms</text:p>
          </table:table-cell>
          <table:table-cell table:style-name="Таблица1.A2" office:value-type="string">
            <text:p text:style-name="P33">1.10</text:p>
          </table:table-cell>
          <table:table-cell table:style-name="Таблица1.D2" office:value-type="string">
            <text:p text:style-name="P34">0.37</text:p>
          </table:table-cell>
        </table:table-row>
        <table:table-row table:style-name="Таблица1.4">
          <table:table-cell table:style-name="Таблица1.A2" office:value-type="string">
            <text:p text:style-name="P35">4</text:p>
          </table:table-cell>
          <table:table-cell table:style-name="Таблица1.A2" office:value-type="string">
            <text:p text:style-name="P32">41644.077000ms</text:p>
          </table:table-cell>
          <table:table-cell table:style-name="Таблица1.A2" office:value-type="string">
            <text:p text:style-name="P33">0.93</text:p>
          </table:table-cell>
          <table:table-cell table:style-name="Таблица1.D2" office:value-type="string">
            <text:p text:style-name="P34">0.23</text:p>
          </table:table-cell>
        </table:table-row>
        <table:table-row table:style-name="Таблица1.4">
          <table:table-cell table:style-name="Таблица1.A2" office:value-type="string">
            <text:p text:style-name="P35">5</text:p>
          </table:table-cell>
          <table:table-cell table:style-name="Таблица1.A2" office:value-type="string">
            <text:p text:style-name="P32">49473.623000ms</text:p>
          </table:table-cell>
          <table:table-cell table:style-name="Таблица1.A2" office:value-type="string">
            <text:p text:style-name="P33">0.78</text:p>
          </table:table-cell>
          <table:table-cell table:style-name="Таблица1.D2" office:value-type="string">
            <text:p text:style-name="P34">0.16</text:p>
          </table:table-cell>
        </table:table-row>
        <table:table-row table:style-name="Таблица1.4">
          <table:table-cell table:style-name="Таблица1.A2" office:value-type="string">
            <text:p text:style-name="P35">6</text:p>
          </table:table-cell>
          <table:table-cell table:style-name="Таблица1.A2" office:value-type="string">
            <text:p text:style-name="P32">56733.393000ms</text:p>
          </table:table-cell>
          <table:table-cell table:style-name="Таблица1.A2" office:value-type="string">
            <text:p text:style-name="P33">0.68</text:p>
          </table:table-cell>
          <table:table-cell table:style-name="Таблица1.D2" office:value-type="string">
            <text:p text:style-name="P34">0.11</text:p>
          </table:table-cell>
        </table:table-row>
        <table:table-row table:style-name="Таблица1.4">
          <table:table-cell table:style-name="Таблица1.A8" office:value-type="string">
            <text:p text:style-name="P35">7</text:p>
          </table:table-cell>
          <table:table-cell table:style-name="Таблица1.A8" office:value-type="string">
            <text:p text:style-name="P32">62627.787000ms</text:p>
          </table:table-cell>
          <table:table-cell table:style-name="Таблица1.A8" office:value-type="string">
            <text:p text:style-name="P33">0.62</text:p>
          </table:table-cell>
          <table:table-cell table:style-name="Таблица1.D8" office:value-type="string">
            <text:p text:style-name="P34">0.09</text:p>
          </table:table-cell>
        </table:table-row>
      </table:table>
      <text:p text:style-name="P18"/>
      <text:p text:style-name="P18"/>
      <text:p text:style-name="P18"><text:tab/><text:span text:style-name="T31">Выводы</text:span></text:p>
      <text:p text:style-name="P19"><text:tab/>Выполнив данную лабораторную работу, я изучил, как создавать и работать с потоками, а также синхронизировать их. Во время выполнения я столкнулся <text:s/>с тем, что ускорение моей программы с увеличением количества потоков было крайне мало и очень быстро прекращалось. Это было из-за того, что я неэффективно их использовал. Для каждого элемента матрицы я создавал поток, когда можно было создавать потоки для каких-то частей матрицы. Именно из-за этого пострадало время работы. Использование потоков очень удобно. Благодаря им, мы можем также структурировать работу, как и с процессами, но теперь обращаясь к одной памяти. Кроме того, мы можем ускорять время работы программы. </text:p>
      <text:p text:style-name="P19"/>
      <text:p text:style-name="P19"/>
      <text:p text:style-name="P19"><text:soft-page-break/><text:tab/><text:span text:style-name="T32">Список литературы</text:span></text:p>
      <text:p text:style-name="P29"><text:span text:style-name="T37">1. </text:span>Таненбаум Э., Бос Х. Современные операционные системы. — 4-е изд. —СПб.: Издательский дом «Питер», 2018. — С. 1<text:span text:style-name="T38">23</text:span> — 1<text:span text:style-name="T38">46</text:span></text:p>
      <text:p text:style-name="P31"><text:span text:style-name="T22">2. </text:span><text:span text:style-name="T34">Создание и ожидание выполнения потоков </text:span><text:span text:style-name="T36">URL: </text:span><text:a xlink:type="simple" xlink:href="https://learnc.info/c/pthreads_create_and_join.html" text:style-name="Internet_20_link" text:visited-style-name="Visited_20_Internet_20_Link">https://learnc.info/c/pthreads_create_and_join.html</text:a><text:span text:style-name="T36"> </text:span><text:span text:style-name="T35">(дата обращения 29.10.2020)</text:span>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2-20T17:56:48.581000000</dc:date>
    <meta:editing-duration>PT1H39M10S</meta:editing-duration>
    <meta:editing-cycles>15</meta:editing-cycles>
    <meta:document-statistic meta:table-count="1" meta:image-count="0" meta:object-count="0" meta:page-count="12" meta:paragraph-count="292" meta:word-count="1293" meta:character-count="9122" meta:non-whitespace-character-count="7331"/>
  </office:meta>
</office:document-meta>
</file>